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ingClassLoader.fin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ingClassLoader.removeSourceListener( Sourc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ingClassLoader.compile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mpilingClassLoader.releaseSource( 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handleError( String className , int line , int column , Object error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WriterFactory.getClassWriter( final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lassReaderFactory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ClassLoader.addSourceListener( Sourc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ReaderFactory.getSourceReader( final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urceReaderFactory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ClassLoader.makeFile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ilingClassLoader.notifyListeners( Source src , String er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CompilationException.ClassCompil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ClassLoader.CompilingClassLoader( ClassLoader parent , SourceResolver sourceResolver , ClassRepository class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WriterFactory.writeClass( InputStream cont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ilingClassLoader.getClas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ClassLoader.setSourcePath( String [ ]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ReaderFactory.getClassReader( final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ourceReaderFactory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ClassLoader.setClassRepository( ClassRepository r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ReaderFactory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ClassLoader.getSource( String class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lassWriterFactory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getErro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